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Packag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/>
          <table:table-cell office:value-type="string" calcext:value-type="string">
            <text:p>Capacitor (ceramic)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00nF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 (ceramic)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5p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 (ceramic)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0.33u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 (tantalum)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4.7u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SOD12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47kOh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0kOh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700Oh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-Button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mm x 6mm models</text:p>
          </table:table-cell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for lights)</text:p>
          </table:table-cell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for stabilizing the front)</text:p>
          </table:table-cell>
        </table:table-row>
        <table:table-row table:style-name="ro1">
          <table:table-cell/>
          <table:table-cell office:value-type="string" calcext:value-type="string">
            <text:p>L293B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ystal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16kHz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SPIC33FJ64MC804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ltage Regulator</text:p>
          </table:table-cell>
          <table:table-cell office:value-type="string" calcext:value-type="string">
            <text:p>TO-220</text:p>
          </table:table-cell>
          <table:table-cell office:value-type="string" calcext:value-type="string">
            <text:p>5V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ltage Regulator</text:p>
          </table:table-cell>
          <table:table-cell office:value-type="string" calcext:value-type="string">
            <text:p>TO-220</text:p>
          </table:table-cell>
          <table:table-cell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low drop-out)</text:p>
          </table:table-cell>
        </table:table-row>
        <table:table-row table:style-name="ro1">
          <table:table-cell/>
          <table:table-cell office:value-type="string" calcext:value-type="string">
            <text:p>Male Head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x 3 Pin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e Head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x 6 P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angled headers)</text:p>
          </table:table-cell>
        </table:table-row>
        <table:table-row table:style-name="ro1">
          <table:table-cell/>
          <table:table-cell office:value-type="string" calcext:value-type="string">
            <text:p>Male Head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x 3 Pi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male Head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x 4 Pi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7T10:50:02.838377857</meta:creation-date>
    <dc:date>2022-02-07T11:19:23.544291783</dc:date>
    <meta:editing-duration>PT9M10S</meta:editing-duration>
    <meta:editing-cycles>1</meta:editing-cycles>
    <meta:document-statistic meta:table-count="1" meta:cell-count="90" meta:object-count="0"/>
    <meta:generator>LibreOffice/7.1.8.1$Linux_X86_64 LibreOffice_project/10$Build-1</meta:generator>
  </office:meta>
</office:document-meta>
</file>